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916" officeooo:paragraph-rsid="00015916"/>
    </style:style>
    <style:style style:name="P2" style:family="paragraph" style:parent-style-name="Standard">
      <style:paragraph-properties fo:text-align="center" style:justify-single-word="false"/>
      <style:text-properties officeooo:rsid="00015916" officeooo:paragraph-rsid="00015916"/>
    </style:style>
    <style:style style:name="P3" style:family="paragraph" style:parent-style-name="Standard">
      <style:paragraph-properties fo:text-align="justify" style:justify-single-word="false"/>
      <style:text-properties officeooo:rsid="00015916" officeooo:paragraph-rsid="00015916"/>
    </style:style>
    <style:style style:name="P4" style:family="paragraph" style:parent-style-name="Standard">
      <style:paragraph-properties fo:text-align="center" style:justify-single-word="false"/>
      <style:text-properties style:font-name="serif" fo:font-size="9.60000038146973pt" officeooo:rsid="00015916" officeooo:paragraph-rsid="00015916"/>
    </style:style>
    <style:style style:name="P5" style:family="paragraph" style:parent-style-name="Standard">
      <style:paragraph-properties fo:text-align="start" style:justify-single-word="false"/>
      <style:text-properties officeooo:paragraph-rsid="000331bf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15916" officeooo:paragraph-rsid="00015916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015916" officeooo:paragraph-rsid="000331bf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paragraph-rsid="000331b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0331b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331bf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0331bf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font-size="10.5pt" fo:font-weight="normal" officeooo:paragraph-rsid="000331bf" style:font-size-asian="10.5pt" style:font-weight-asian="normal" style:font-size-complex="10.5pt" style:font-weight-complex="normal"/>
    </style:style>
    <style:style style:name="P13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font-size="10.5pt" fo:font-weight="bold" officeooo:paragraph-rsid="000331bf" style:font-size-asian="10.5pt" style:font-weight-asian="bold" style:font-size-complex="10.5pt" style:font-weight-complex="bold"/>
    </style:style>
    <style:style style:name="P14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font-size="10.5pt" style:text-underline-style="solid" style:text-underline-width="auto" style:text-underline-color="font-color" fo:font-weight="bold" officeooo:paragraph-rsid="000331bf" style:font-size-asian="10.5pt" style:font-weight-asian="bold" style:font-size-complex="10.5pt" style:font-weight-complex="bold"/>
    </style:style>
    <style:style style:name="P15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ef413d" style:font-name="DejaVu Sans" fo:font-size="10.5pt" fo:font-weight="normal" officeooo:paragraph-rsid="000331bf" fo:background-color="#000000" style:font-size-asian="10.5pt" style:font-weight-asian="normal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style:font-name="DejaVu Sans" fo:font-size="10.5pt" fo:font-weight="normal" officeooo:paragraph-rsid="000331bf" fo:background-color="#000000" style:font-size-asian="10.5pt" style:font-weight-asian="normal" style:font-size-complex="10.5pt" style:font-weight-complex="normal"/>
    </style:style>
    <style:style style:name="P17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style:font-name="DejaVu Sans" fo:font-size="10.5pt" fo:font-weight="normal" officeooo:paragraph-rsid="000b0809" fo:background-color="#000000" style:font-size-asian="10.5pt" style:font-weight-asian="normal" style:font-size-complex="10.5pt" style:font-weight-complex="normal"/>
    </style:style>
    <style:style style:name="P18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style:font-name="DejaVu Sans" fo:font-size="10.5pt" fo:font-weight="normal" officeooo:paragraph-rsid="000f75f7" fo:background-color="#000000" style:font-size-asian="10.5pt" style:font-weight-asian="normal" style:font-size-complex="10.5pt" style:font-weight-complex="normal"/>
    </style:style>
    <style:style style:name="P19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style:font-name="DejaVu Sans" fo:font-size="10.5pt" fo:font-weight="normal" officeooo:rsid="000909b4" officeooo:paragraph-rsid="000909b4" fo:background-color="#000000" style:font-size-asian="10.5pt" style:font-weight-asian="normal" style:font-size-complex="10.5pt" style:font-weight-complex="normal"/>
    </style:style>
    <style:style style:name="P20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style:font-name="DejaVu Sans" fo:font-size="10.5pt" fo:font-weight="normal" officeooo:rsid="000a8aba" officeooo:paragraph-rsid="000b0809" fo:background-color="#000000" style:font-size-asian="10.5pt" style:font-weight-asian="normal" style:font-size-complex="10.5pt" style:font-weight-complex="normal"/>
    </style:style>
    <style:style style:name="P21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style:font-name="DejaVu Sans" fo:font-size="10.5pt" fo:font-weight="normal" officeooo:rsid="000bca4e" officeooo:paragraph-rsid="000bca4e" fo:background-color="#000000" style:font-size-asian="10.5pt" style:font-weight-asian="normal" style:font-size-complex="10.5pt" style:font-weight-complex="normal"/>
    </style:style>
    <style:style style:name="P22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style:font-name="DejaVu Sans" fo:font-size="10.5pt" fo:font-weight="normal" officeooo:rsid="0010c924" officeooo:paragraph-rsid="0010c924" fo:background-color="#000000" style:font-size-asian="10.5pt" style:font-weight-asian="normal" style:font-size-complex="10.5pt" style:font-weight-complex="normal"/>
    </style:style>
    <style:style style:name="P23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style:font-name="DejaVu Sans" fo:font-size="10.5pt" fo:font-weight="normal" officeooo:paragraph-rsid="000331bf" fo:background-color="#ffffff" style:font-size-asian="10.5pt" style:font-weight-asian="normal" style:font-size-complex="10.5pt" style:font-weight-complex="normal"/>
    </style:style>
    <style:style style:name="P24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style:font-name="DejaVu Sans" fo:font-size="10.5pt" fo:font-weight="normal" officeooo:paragraph-rsid="000331bf" style:font-size-asian="10.5pt" style:font-weight-asian="normal" style:font-size-complex="10.5pt" style:font-weight-complex="normal"/>
    </style:style>
    <style:style style:name="P25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000000" officeooo:paragraph-rsid="0008cd71" fo:background-color="#ffffff"/>
    </style:style>
    <style:style style:name="P26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000000" style:font-name="DejaVu Sans" fo:font-size="10.5pt" fo:font-weight="normal" officeooo:rsid="000b0809" officeooo:paragraph-rsid="000bca4e" fo:background-color="#ffffff" style:font-size-asian="10.5pt" style:font-weight-asian="normal" style:font-size-complex="10.5pt" style:font-weight-complex="normal"/>
    </style:style>
    <style:style style:name="P27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000000" style:font-name="DejaVu Sans" fo:font-size="10.5pt" fo:font-weight="normal" officeooo:rsid="000e5a7d" officeooo:paragraph-rsid="000e5a7d" fo:background-color="#ffffff" style:font-size-asian="10.5pt" style:font-weight-asian="normal" style:font-size-complex="10.5pt" style:font-weight-complex="normal"/>
    </style:style>
    <style:style style:name="P28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000000" style:font-name="DejaVu Sans" fo:font-size="10.5pt" fo:font-weight="normal" officeooo:rsid="000f75f7" officeooo:paragraph-rsid="000f75f7" fo:background-color="#ffffff" style:font-size-asian="10.5pt" style:font-weight-asian="normal" style:font-size-complex="10.5pt" style:font-weight-complex="normal"/>
    </style:style>
    <style:style style:name="P29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000000" style:font-name="DejaVu Sans" fo:font-size="10.5pt" fo:font-weight="normal" officeooo:rsid="0010c924" officeooo:paragraph-rsid="0010c924" fo:background-color="#ffffff" style:font-size-asian="10.5pt" style:font-weight-asian="normal" style:font-size-complex="10.5pt" style:font-weight-complex="normal"/>
    </style:style>
    <style:style style:name="P30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000000" fo:font-weight="normal" officeooo:paragraph-rsid="0010c924" fo:background-color="#ffffff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ed1c24" style:font-name="DejaVu Sans" fo:font-size="10.5pt" fo:font-weight="normal" officeooo:paragraph-rsid="000331bf" fo:background-color="#000000" style:font-size-asian="10.5pt" style:font-weight-asian="normal" style:font-size-complex="10.5pt" style:font-weight-complex="normal"/>
    </style:style>
    <style:style style:name="P32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00b6bd" style:font-name="DejaVu Sans" fo:font-size="10.5pt" fo:font-weight="normal" officeooo:paragraph-rsid="000331bf" fo:background-color="#000000" style:font-size-asian="10.5pt" style:font-weight-asian="normal" style:font-size-complex="10.5pt" style:font-weight-complex="normal"/>
    </style:style>
    <style:style style:name="P33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00b6bd" style:font-name="DejaVu Sans" fo:font-size="10.5pt" fo:font-weight="normal" officeooo:rsid="000909b4" officeooo:paragraph-rsid="000909b4" fo:background-color="#000000" style:font-size-asian="10.5pt" style:font-weight-asian="normal" style:font-size-complex="10.5pt" style:font-weight-complex="normal"/>
    </style:style>
    <style:style style:name="P34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color="#00b6bd" style:font-name="DejaVu Sans" fo:font-size="10.5pt" fo:font-weight="normal" officeooo:rsid="000a8aba" officeooo:paragraph-rsid="000a8aba" fo:background-color="#000000" style:font-size-asian="10.5pt" style:font-weight-asian="normal" style:font-size-complex="10.5pt" style:font-weight-complex="normal"/>
    </style:style>
    <style:style style:name="P35" style:family="paragraph" style:parent-style-name="Standard">
      <loext:graphic-properties draw:fill="none"/>
      <style:paragraph-properties fo:margin-left="2.9cm" fo:margin-right="0cm" fo:text-align="start" style:justify-single-word="false" fo:text-indent="0cm" style:auto-text-indent="false" fo:background-color="transparent"/>
      <style:text-properties fo:font-weight="normal" officeooo:paragraph-rsid="0010c924" style:font-weight-asian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2.9cm" fo:margin-right="0cm" fo:text-align="start" style:justify-single-word="false" fo:text-indent="0cm" style:auto-text-indent="false" style:page-number="auto" fo:background-color="transparent"/>
      <style:text-properties fo:font-size="10.5pt" fo:font-weight="normal" officeooo:paragraph-rsid="000331bf" style:font-size-asian="10.5pt" style:font-weight-asian="normal" style:font-size-complex="10.5pt" style:font-weight-complex="normal"/>
    </style:style>
    <style:style style:name="P37" style:family="paragraph" style:master-page-name="">
      <loext:graphic-properties draw:fill="none"/>
      <style:paragraph-properties fo:margin-left="2.9cm" fo:margin-right="0cm" fo:text-indent="0cm" style:auto-text-indent="false" style:page-number="auto" fo:background-color="transparent"/>
      <style:text-properties officeooo:rsid="0006fa5a" officeooo:paragraph-rsid="0006fa5a"/>
    </style:style>
    <style:style style:name="P38" style:family="paragraph" style:parent-style-name="Standard" style:master-page-name="">
      <loext:graphic-properties draw:fill="none"/>
      <style:paragraph-properties fo:margin-left="2.9cm" fo:margin-right="0cm" fo:text-align="start" style:justify-single-word="false" fo:text-indent="0cm" style:auto-text-indent="false" style:page-number="auto" fo:background-color="transparent"/>
      <style:text-properties style:font-name="DejaVu Sans" fo:font-size="10.5pt" fo:font-weight="normal" officeooo:paragraph-rsid="000331bf" style:font-size-asian="10.5pt" style:font-weight-asian="normal" style:font-size-complex="10.5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331bf"/>
    </style:style>
    <style:style style:name="T5" style:family="text">
      <style:text-properties officeooo:rsid="0005806d"/>
    </style:style>
    <style:style style:name="T6" style:family="text">
      <style:text-properties style:font-name="Liberation Serif" fo:font-size="12pt" officeooo:rsid="0005806d" style:font-size-asian="12pt" style:font-size-complex="12pt"/>
    </style:style>
    <style:style style:name="T7" style:family="text">
      <style:text-properties style:font-name="Liberation Serif" fo:font-size="12pt" officeooo:rsid="0008cd71" style:font-size-asian="12pt" style:font-size-complex="12pt"/>
    </style:style>
    <style:style style:name="T8" style:family="text">
      <style:text-properties style:font-name="DejaVu Sans" fo:font-size="10.5pt" fo:font-weight="normal" officeooo:rsid="0008cd71" style:font-size-asian="10.5pt" style:font-weight-asian="normal" style:font-size-complex="10.5pt" style:font-weight-complex="normal"/>
    </style:style>
    <style:style style:name="T9" style:family="text">
      <style:text-properties style:font-name="DejaVu Sans" fo:font-size="10.5pt" officeooo:rsid="0010c924" fo:background-color="#000000" loext:char-shading-value="0" style:font-size-asian="10.5pt" style:font-size-complex="10.5pt"/>
    </style:style>
    <style:style style:name="T10" style:family="text">
      <style:text-properties style:font-name="DejaVu Sans" fo:font-size="10.5pt" fo:background-color="#000000" loext:char-shading-value="0" style:font-size-asian="10.5pt" style:font-size-complex="10.5pt"/>
    </style:style>
    <style:style style:name="T11" style:family="text">
      <style:text-properties style:font-name="DejaVu Sans" fo:font-size="10.5pt" style:font-size-asian="10.5pt" style:font-size-complex="10.5pt"/>
    </style:style>
    <style:style style:name="T12" style:family="text">
      <style:text-properties style:font-name="DejaVu Sans" fo:font-size="10.5pt" officeooo:rsid="0010c924" style:font-size-asian="10.5pt" style:font-size-complex="10.5pt"/>
    </style:style>
    <style:style style:name="T13" style:family="text">
      <style:text-properties style:font-name="DejaVu Sans" fo:font-size="10.5pt" officeooo:rsid="0010c924" style:font-size-asian="10.5pt" style:font-size-complex="10.5pt" fo:background-color="#ffffff"/>
    </style:style>
    <style:style style:name="T14" style:family="text">
      <style:text-properties style:font-name="DejaVu Sans" fo:font-size="10.5pt" style:font-size-asian="10.5pt" style:font-size-complex="10.5pt" fo:background-color="#ffffff"/>
    </style:style>
    <style:style style:name="T15" style:family="text">
      <style:text-properties fo:color="#000000" fo:background-color="#ffffff" loext:char-shading-value="0"/>
    </style:style>
    <style:style style:name="T16" style:family="text">
      <style:text-properties fo:color="#000000" officeooo:rsid="000b0809" fo:background-color="#ffffff" loext:char-shading-value="0"/>
    </style:style>
    <style:style style:name="T17" style:family="text">
      <style:text-properties fo:color="#000000" officeooo:rsid="000bca4e" fo:background-color="#ffffff" loext:char-shading-value="0"/>
    </style:style>
    <style:style style:name="T18" style:family="text">
      <style:text-properties fo:color="#000000" officeooo:rsid="000f75f7" fo:background-color="#ffffff" loext:char-shading-value="0"/>
    </style:style>
    <style:style style:name="T19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0db40b" fo:background-color="#ffffff" loext:char-shading-value="0"/>
    </style:style>
    <style:style style:name="T22" style:family="text">
      <style:text-properties fo:color="#00b6bd"/>
    </style:style>
    <style:style style:name="T23" style:family="text">
      <style:text-properties fo:color="#00b6bd" officeooo:rsid="000f75f7" fo:background-color="#ffffff" loext:char-shading-value="0"/>
    </style:style>
    <style:style style:name="T24" style:family="text">
      <style:text-properties fo:color="#00b6bd" style:font-name="DejaVu Sans" fo:font-size="10.5pt" fo:background-color="#000000" loext:char-shading-value="0" style:font-size-asian="10.5pt" style:font-size-complex="10.5pt"/>
    </style:style>
    <style:style style:name="T25" style:family="text">
      <style:text-properties fo:color="#00b6bd" style:font-name="DejaVu Sans" fo:font-size="10.5pt" officeooo:rsid="0010c924" fo:background-color="#000000" loext:char-shading-value="0" style:font-size-asian="10.5pt" style:font-size-complex="10.5pt"/>
    </style:style>
    <style:style style:name="T26" style:family="text">
      <style:text-properties officeooo:rsid="000bca4e"/>
    </style:style>
    <style:style style:name="T27" style:family="text">
      <style:text-properties officeooo:rsid="000e5a7d"/>
    </style:style>
    <style:style style:name="T28" style:family="text">
      <style:text-properties fo:color="#ed1c24"/>
    </style:style>
    <style:style style:name="T29" style:family="text">
      <style:text-properties officeooo:rsid="0010c9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 Manuel Rodríguez Calvo<text:tab/><text:tab/><text:tab/><text:tab/><text:tab/><text:tab/><text:tab/>ERASMUS</text:p>
      <text:p text:style-name="P1"/>
      <text:p text:style-name="P4"><text:span text:style-name="T1">SECURITY PROTOCOLS: MODELING AND VERIFICATION</text:span> </text:p>
      <text:p text:style-name="P2"><text:span text:style-name="T3">AVISPA</text:span> </text:p>
      <text:p text:style-name="P3"/>
      <text:list xml:id="list3847189720" text:style-name="L1">
        <text:list-item>
          <text:p text:style-name="P6">To the already existing specification from the <text:span text:style-name="T4">hlpsl file</text:span> and explained in the AVISPA.pdf file from, you must: </text:p>
          <text:list>
            <text:list-item>
              <text:p text:style-name="P7">Specify the secrecy property for Nb, verify this property with the CL-AtSe tool and explain the results you get. </text:p>
              <text:p text:style-name="P7"/>
            </text:list-item>
          </text:list>
        </text:list-item>
      </text:list>
      <text:p text:style-name="P11"><text:tab/><text:tab/><text:tab/></text:p>
      <text:p text:style-name="P36">SUMMARY</text:p>
      <text:p text:style-name="P12"><text:s text:c="2"/><text:span text:style-name="T2">UNSAFE</text:span></text:p>
      <text:p text:style-name="P12"/>
      <text:p text:style-name="P12">DETAILS</text:p>
      <text:p text:style-name="P12"><text:s text:c="2"/>ATTACK_FOUND</text:p>
      <text:p text:style-name="P12"><text:s text:c="2"/>TYPED_MODEL</text:p>
      <text:p text:style-name="P12"><text:s text:c="2"/>BOUNDED_SEARCH_DEPTH</text:p>
      <text:p text:style-name="P12"/>
      <text:p text:style-name="P12">PROTOCOL</text:p>
      <text:p text:style-name="P12"><text:s text:c="2"/>/home/span/span/testsuite/results/NeedhamSchroederPK-KeyServer.if</text:p>
      <text:p text:style-name="P12"/>
      <text:p text:style-name="P12">GOAL</text:p>
      <text:p text:style-name="P12"><text:s text:c="2"/>Secrecy attack on (n19(Nb))</text:p>
      <text:p text:style-name="P12"/>
      <text:p text:style-name="P12">BACKEND</text:p>
      <text:p text:style-name="P12"><text:s text:c="2"/>CL-AtSe</text:p>
      <text:p text:style-name="P12"/>
      <text:p text:style-name="P12">STATISTICS</text:p>
      <text:p text:style-name="P12"/>
      <text:p text:style-name="P12"><text:s text:c="2"/>Analysed <text:s text:c="2"/>: 1276 states</text:p>
      <text:p text:style-name="P12"><text:s text:c="2"/>Reachable <text:s/>: 233 states</text:p>
      <text:p text:style-name="P12"><text:s text:c="2"/>Translation: 0.01 seconds</text:p>
      <text:p text:style-name="P12"><text:s text:c="2"/>Computation: 0.00 seconds</text:p>
      <text:p text:style-name="P12"/>
      <text:p text:style-name="P12"/>
      <text:p text:style-name="P14">ATTACK TRACE</text:p>
      <text:p text:style-name="P13"/>
      <text:p text:style-name="P15"><text:s/>i -&gt; (a,4): <text:s/>start</text:p>
      <text:p text:style-name="P15"><text:s text:c="14"/>&amp; Test b.kb in set_92;</text:p>
      <text:p text:style-name="P15"/>
      <text:p>The intruder initiate initiate the first session with agent a by sending start message, <text:s/></text:p>
      <text:p text:style-name="P15"/>
      <text:p text:style-name="P15"><text:s/>(a,4) -&gt; i: <text:s/>{n14(Na).a}_kb</text:p>
      <text:p text:style-name="P15"><text:s text:c="14"/>&amp; Secret(n14(Na),set_103); <text:s/>Add a to set_103; <text:s/>Add b to set_103;</text:p>
      <text:p text:style-name="P16"/>
      <text:p text:style-name="P23"><text:span text:style-name="T5"><text:s/></text:span><text:span text:style-name="T6">The agen</text:span><text:span text:style-name="T7">t</text:span><text:span text:style-name="T6"> ‘a’ respond to the intruder </text:span><text:span text:style-name="T7">encrypted with the Kb, which is a key shared</text:span><text:span text:style-name="T5"> </text:span></text:p>
      <text:p text:style-name="P16"/>
      <text:p text:style-name="P16"/>
      <text:p text:style-name="P16"><text:s/>i -&gt; (s,2): <text:s/>X(1).a</text:p>
      <text:p text:style-name="P16"><text:s text:c="14"/>&amp; Test a.ka in set_91;</text:p>
      <text:p text:style-name="P16"><text:s/>(s,2) -&gt; i: <text:s/>{a.ka}_(inv(ks))</text:p>
      <text:p text:style-name="P16"/>
      <text:p text:style-name="P16"><text:s/>i -&gt; (s,2): <text:s/>X(2).i</text:p>
      <text:p text:style-name="P16"><text:s text:c="14"/>&amp; Test i.ki in set_91;</text:p>
      <text:p text:style-name="P16"><text:s/>(s,2) -&gt; i: <text:s/>{i.ki}_(inv(ks))</text:p>
      <text:p text:style-name="P16"/>
      <text:p text:style-name="P25"><text:soft-page-break/><text:span text:style-name="T8">the intruder send to the the server X(1) with the key of a, and the server return to the intrude the <text:s/>key of ‘a’ encrypted with the inverse of the public key ks. Then the intruder sends the message X(2) encrypted with a key of the intruder and the server return to i the key of i encrypted with the inverse of ks <text:s/></text:span></text:p>
      <text:p text:style-name="P16"/>
      <text:p text:style-name="P16"/>
      <text:p text:style-name="P31"><text:s/>i -&gt; (a,7): <text:s/>start</text:p>
      <text:p text:style-name="P31"><text:s text:c="14"/>&amp; Test i.Kb(28) not in set_92;</text:p>
      <text:p text:style-name="P31"><text:s/>(a,7) -&gt; i: <text:s/>a.i</text:p>
      <text:p text:style-name="P16"/>
      <text:p text:style-name="P19"><text:span text:style-name="T15">the intruder start sending to a, with a different instance(7) and a respond to i whit the key a encrypted with the key of i </text:span></text:p>
      <text:p text:style-name="P16"/>
      <text:p text:style-name="P16"/>
      <text:p text:style-name="P31"><text:s/>i -&gt; (a,7): <text:s/>{i.ki}_(inv(ks))</text:p>
      <text:p text:style-name="P31"><text:s/>(a,7) -&gt; i: <text:s/>{n29(Na).a}_ki</text:p>
      <text:p text:style-name="P31"><text:s text:c="14"/>&amp; Secret(n29(Na),set_119); <text:s/>Add i.ki to set_92; <text:s/>Add a to set_119;</text:p>
      <text:p text:style-name="P31"><text:s text:c="14"/>&amp; Add i to set_119;</text:p>
      <text:p text:style-name="P16"/>
      <text:p text:style-name="P19"><text:span text:style-name="T15">the intruder send to a the key i encrypted with the inverse of the public key ks, and </text:span><text:span text:style-name="T17">the agent ‘</text:span><text:span text:style-name="T15">a’ respond to i with the Na encrypted by a with the public key ki. </text:span><text:span text:style-name="T17">So the intruder has descrypted Na.</text:span></text:p>
      <text:p text:style-name="P16"/>
      <text:p text:style-name="P16"><text:s/><text:span text:style-name="T22">i -&gt; (b,11): <text:s/>{Na(38).i}_kb</text:span></text:p>
      <text:p text:style-name="P32"><text:s text:c="15"/>&amp; Test i.Ka(38) not in set_93;</text:p>
      <text:p text:style-name="P32"><text:s/>(b,11) -&gt; i: <text:s/>b.i</text:p>
      <text:p text:style-name="P32"/>
      <text:p text:style-name="P33"><text:span text:style-name="T15">the intruder sends to b the message encrypted with the public key of kb, then b respond to the intruder with b encrypted with the key of i</text:span><text:span text:style-name="T19">.</text:span></text:p>
      <text:p text:style-name="P32"/>
      <text:p text:style-name="P32"><text:s/>i -&gt; (b,11): <text:s/>{i.ki}_(inv(ks))</text:p>
      <text:p text:style-name="P32"><text:s/>(b,11) -&gt; i: <text:s/>{Na(38).n39(Nb)}_ki</text:p>
      <text:p text:style-name="P32"><text:s text:c="15"/>&amp; Secret(n39(Nb),set_125); <text:s/>Add i.ki to set_93;</text:p>
      <text:p text:style-name="P32"><text:s text:c="15"/>&amp; Add b to set_125; <text:s/>Add i to set_125;</text:p>
      <text:p text:style-name="P32"/>
      <text:p text:style-name="P34"><text:span text:style-name="T15">the intruder sends to b the message encrypted with the inverse of ks, and b responds to i with a message encrypted with ki.</text:span></text:p>
      <text:p text:style-name="P16"/>
      <text:p text:style-name="P16"><text:s/>i -&gt; (s,2): <text:s/>X(3).b</text:p>
      <text:p text:style-name="P16"><text:s text:c="14"/>&amp; Test b.kb in set_91;</text:p>
      <text:p text:style-name="P16"><text:s/>(s,2) -&gt; i: <text:s/>{b.kb}_(inv(ks))</text:p>
      <text:p text:style-name="P16"/>
      <text:p text:style-name="P20"><text:span text:style-name="T15">the intruder i send to the server a message encrypted with the key of b, and the server respond to the intruder encrypted with the inverse of ks.</text:span></text:p>
      <text:p text:style-name="P16"/>
      <text:p text:style-name="P32"><text:s/>i -&gt; (b,5): <text:s/>{n29(Na).a}_kb</text:p>
      <text:p text:style-name="P32"><text:s text:c="14"/>&amp; Test a.Ka(18) not in set_93;</text:p>
      <text:p text:style-name="P32"><text:s/>(b,5) -&gt; i: <text:s/>b.a</text:p>
      <text:p text:style-name="P16"/>
      <text:p text:style-name="P17"><text:span text:style-name="T16">the intruder send to b the message encrypted with the public key kb, and b respond to the intruder with the key of b encrypted with the key of a.</text:span></text:p>
      <text:p text:style-name="P16"/>
      <text:p text:style-name="P16"><text:s/><text:span text:style-name="T22">i -&gt; (b,5): <text:s/>{a.ka}_(inv(ks))</text:span></text:p>
      <text:p text:style-name="P32"><text:s/>(b,5) -&gt; i: <text:s/>{n29(Na).n19(Nb)}_ka</text:p>
      <text:p text:style-name="P32"><text:s text:c="14"/>&amp; Secret(n19(Nb),set_114); <text:s/>Witness(b,a,alice_bob_nb,n19(Nb));</text:p>
      <text:p text:style-name="P32"><text:s text:c="14"/>&amp; Add a.ka to set_93; <text:s/>Add b to set_114; <text:s/>Add a to set_114;</text:p>
      <text:p text:style-name="P16"/>
      <text:p text:style-name="P26"><text:soft-page-break/>the intruder sends to b the message encrypted with the key of a and the inverse of the public key ks, the b respond to <text:span text:style-name="T26">the intruder with the message encrypted with the public key ka,</text:span></text:p>
      <text:p text:style-name="P26"><text:s/></text:p>
      <text:p text:style-name="P16"/>
      <text:p text:style-name="P31"><text:s/>i -&gt; (a,7): <text:s/>{n29(Na).n19(Nb)}_ka</text:p>
      <text:p text:style-name="P31"><text:s/>(a,7) -&gt; i: <text:s/>{n19(Nb)}_ki</text:p>
      <text:p text:style-name="P16"/>
      <text:p text:style-name="P21"><text:span text:style-name="T21">F</text:span><text:span text:style-name="T20">inally the intruder sends to a the message encrypted with the public key ka, and the agent ‘a’ respond to the intruder with Nb encrypted with the public key ki, which is known by the intruder.</text:span></text:p>
      <text:p text:style-name="P11"/>
      <text:p text:style-name="P11"><text:tab/><text:tab/><text:tab/></text:p>
      <text:p text:style-name="P11"/>
      <text:list xml:id="list135615093227683" text:continue-numbering="true" text:style-name="L1">
        <text:list-item>
          <text:list>
            <text:list-item>
              <text:p text:style-name="P8">Specify the strong authentication property of Alice to Bob, verify this property with the CL-AtSe tool and explain the results you get. </text:p>
            </text:list-item>
          </text:list>
        </text:list-item>
      </text:list>
      <text:p text:style-name="P9"><text:tab/><text:tab/></text:p>
      <text:p text:style-name="P38"/>
      <text:p text:style-name="P24"><text:span text:style-name="T27">S</text:span>UMMARY</text:p>
      <text:p text:style-name="P24"><text:s text:c="2"/><text:span text:style-name="T2">UNSAFE</text:span></text:p>
      <text:p text:style-name="P24"/>
      <text:p text:style-name="P24">DETAILS</text:p>
      <text:p text:style-name="P24"><text:s text:c="2"/>ATTACK_FOUND</text:p>
      <text:p text:style-name="P24"><text:s text:c="2"/>TYPED_MODEL</text:p>
      <text:p text:style-name="P24"><text:s text:c="2"/>BOUNDED_SEARCH_DEPTH</text:p>
      <text:p text:style-name="P24"/>
      <text:p text:style-name="P24">PROTOCOL</text:p>
      <text:p text:style-name="P24"><text:s text:c="2"/>/home/span/span/testsuite/results/NeedhamSchroederPK-KeyServer_authentication.if</text:p>
      <text:p text:style-name="P24"/>
      <text:p text:style-name="P24">GOAL</text:p>
      <text:p text:style-name="P24"><text:s text:c="2"/>Authentication attack on (b,a,bob_alice_na,n14(Na))</text:p>
      <text:p text:style-name="P24"/>
      <text:p text:style-name="P24">BACKEND</text:p>
      <text:p text:style-name="P24"><text:s text:c="2"/>CL-AtSe</text:p>
      <text:p text:style-name="P24"/>
      <text:p text:style-name="P24">STATISTICS</text:p>
      <text:p text:style-name="P24"/>
      <text:p text:style-name="P24"><text:s text:c="2"/>Analysed <text:s text:c="2"/>: 107 states</text:p>
      <text:p text:style-name="P24"><text:s text:c="2"/>Reachable <text:s/>: 27 states</text:p>
      <text:p text:style-name="P24"><text:s text:c="2"/>Translation: 0.02 seconds</text:p>
      <text:p text:style-name="P24"><text:s text:c="2"/>Computation: 0.00 seconds</text:p>
      <text:p text:style-name="P24"/>
      <text:p text:style-name="P24"/>
      <text:p text:style-name="P24">ATTACK TRACE</text:p>
      <text:p text:style-name="P16"><text:s/><text:span text:style-name="T28">i -&gt; (a,4): <text:s/>start</text:span></text:p>
      <text:p text:style-name="P31"><text:s text:c="14"/>&amp; Test b.kb in set_91;</text:p>
      <text:p text:style-name="P31"><text:s/>(a,4) -&gt; i: <text:s/>{n14(Na).a}_kb</text:p>
      <text:p text:style-name="P31"><text:s text:c="14"/>&amp; Secret(n14(Na),set_102); <text:s/>Witness(b,a,bob_alice_na,n14(Na));</text:p>
      <text:p text:style-name="P31"><text:s text:c="14"/>&amp; Add a to set_102; <text:s/>Add b to set_102;</text:p>
      <text:p text:style-name="P16"/>
      <text:p text:style-name="P16"/>
      <text:p text:style-name="P27">The intruder initiate the first session with the agent ‘a’ by sending start message, then a respond to the intruder with message Na encrypted with <text:s/>and a with public key kb </text:p>
      <text:p text:style-name="P16"/>
      <text:p text:style-name="P16"/>
      <text:p text:style-name="P16"/>
      <text:p text:style-name="P16"><text:soft-page-break/><text:s/>i -&gt; (s,2): <text:s/>X(1).a</text:p>
      <text:p text:style-name="P16"><text:s text:c="14"/>&amp; Test a.ka in set_90;</text:p>
      <text:p text:style-name="P16"><text:s/>(s,2) -&gt; i: <text:s/>{a.ka}_(inv(ks))</text:p>
      <text:p text:style-name="P16"/>
      <text:p text:style-name="P28">The intruder send to the server a message X(1) encrypted with a, and the server respond to the intruder, the key of a encrypted with the pubblic key ka and the inverse public key ks</text:p>
      <text:p text:style-name="P16"/>
      <text:p text:style-name="P32"><text:s/>i -&gt; (b,5): <text:s/>{n14(Na).a}_kb</text:p>
      <text:p text:style-name="P32"><text:s text:c="14"/>&amp; Test a.Ka(18) not in set_92;</text:p>
      <text:p text:style-name="P32"><text:s/>(b,5) -&gt; i: <text:s/>b.a</text:p>
      <text:p text:style-name="P32"/>
      <text:p text:style-name="P28">the intruder sends to b the Na encrypted with the key of a and the public key of kb, then b respond to the intruder with its own key encrypted with the key of a.</text:p>
      <text:p text:style-name="P32"/>
      <text:p text:style-name="P32"><text:s/>i -&gt; (b,5): <text:s/>{a.ka}_(inv(ks))</text:p>
      <text:p text:style-name="P32"><text:s/>(b,5) -&gt; i: <text:s/>{n14(Na).n19(Nb)}_ka</text:p>
      <text:p text:style-name="P32"><text:s text:c="14"/>&amp; Secret(n19(Nb),set_113); <text:s/>Add a.ka to set_92; <text:s/>Add b to set_113;</text:p>
      <text:p text:style-name="P18"><text:span text:style-name="T22"><text:s text:c="14"/>&amp; Add a to set_113;</text:span></text:p>
      <text:p text:style-name="P18"><text:span text:style-name="T23"/></text:p>
      <text:p text:style-name="P18"><text:span text:style-name="T18">The intuder sends to b the key of a encrypted with the inverse of the public key of ks, then b respond to the intruder with the message encrypted with the public key ks</text:span></text:p>
      <text:p text:style-name="P16"/>
      <text:p text:style-name="P16"><text:s/>i -&gt; (s,2): <text:s/>X(2).i</text:p>
      <text:p text:style-name="P16"><text:s text:c="14"/>&amp; Test i.ki in set_90;</text:p>
      <text:p text:style-name="P16"><text:s/>(s,2) -&gt; i: <text:s/>{i.ki}_(inv(ks))</text:p>
      <text:p text:style-name="P16"/>
      <text:p text:style-name="P28">the intruder sends to s the message encrypted with its key, and the server responds to the intruder with the key ki encrypted with the inverse of the public key <text:span text:style-name="T29">ks.</text:span></text:p>
      <text:p text:style-name="P16"/>
      <text:p text:style-name="P31"><text:s/>i -&gt; (a,7): <text:s/>start</text:p>
      <text:p text:style-name="P31"><text:s text:c="14"/>&amp; Test i.Kb(28) not in set_91;</text:p>
      <text:p text:style-name="P31"><text:s/>(a,7) -&gt; i: <text:s/>a.i</text:p>
      <text:p text:style-name="P31"/>
      <text:p text:style-name="P29">the intruder initiate with ‘a’ another session by sending start message, and <text:s/>the agent a sends to the intruder the key of a encrypted with the key of i.</text:p>
      <text:p text:style-name="P31"/>
      <text:p text:style-name="P31"><text:s/>i -&gt; (a,7): <text:s/>{i.ki}_(inv(ks))</text:p>
      <text:p text:style-name="P31"><text:s/>(a,7) -&gt; i: <text:s/>{n29(Na).a}_ki</text:p>
      <text:p text:style-name="P31"><text:s text:c="14"/>&amp; Secret(n29(Na),set_120); <text:s/>Add i.ki to set_91; <text:s/>Add a to set_120;</text:p>
      <text:p text:style-name="P31"><text:s text:c="14"/>&amp; Add i to set_120;</text:p>
      <text:p text:style-name="P31"/>
      <text:p text:style-name="P29">the intruder sends to a its key encrypted with the inverse of the public key of ks, and a responds to the intruder the message Na encrypted with the key of ‘a’ and the public key ki.</text:p>
      <text:p text:style-name="P31"/>
      <text:p text:style-name="P31"><text:s/>i -&gt; (a,4): <text:s/>{n14(Na).n19(Nb)}_ka</text:p>
      <text:p text:style-name="P31"><text:s/>(a,4) -&gt; i: <text:s/>{n19(Nb)}_kb</text:p>
      <text:p text:style-name="P16"/>
      <text:p text:style-name="P22"><text:span text:style-name="T15">The intruder sends to a the message encrypted with the public key ka, and the agent ‘a’ respond to the intruder with the message Nb encrypted with public key kb </text:span></text:p>
      <text:p text:style-name="P16"/>
      <text:p text:style-name="P16"/>
      <text:p text:style-name="P16"/>
      <text:p text:style-name="P16"/>
      <text:p text:style-name="P32"><text:soft-page-break/><text:s/>i -&gt; (b,5): <text:s/>{n19(Nb)}_kb</text:p>
      <text:p text:style-name="P32"><text:s/>(b,5) -&gt; i: <text:s/>()</text:p>
      <text:p text:style-name="P35"><text:span text:style-name="T24"><text:s text:c="14"/>&amp; Wrequest(b,a,bob_alice_na,n14(Na));</text:span></text:p>
      <text:p text:style-name="P35"><text:span text:style-name="T25"/></text:p>
      <text:p text:style-name="P30"><text:span text:style-name="T12">the intruder sends to b the message Nb encrypted with the public key kb, and finally b gets desencrypt Nb.</text:span></text:p>
      <text:p text:style-name="P9"/>
      <text:p text:style-name="P9"><text:tab/></text:p>
      <text:list xml:id="list135613892554288" text:continue-numbering="true" text:style-name="L1">
        <text:list-item>
          <text:list>
            <text:list-item>
              <text:p text:style-name="P8">Provide a solution to fix the attacks you obtain above. </text:p>
            </text:list-item>
          </text:list>
        </text:list-item>
      </text:list>
      <text:p text:style-name="P5"><text:tab/><text:tab/></text:p>
      <text:p text:style-name="P5"><text:tab/><text:tab/><text:span text:style-name="T29">one of the solutions could b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8:30:47.801000000</meta:creation-date>
    <dc:date>2018-04-28T13:56:13.188000000</dc:date>
    <meta:editing-duration>P2DT3H22M25S</meta:editing-duration>
    <meta:editing-cycles>5</meta:editing-cycles>
    <meta:generator>LibreOffice/6.0.1.1$Windows_X86_64 LibreOffice_project/60bfb1526849283ce2491346ed2aa51c465abfe6</meta:generator>
    <meta:document-statistic meta:table-count="0" meta:image-count="0" meta:object-count="0" meta:page-count="5" meta:paragraph-count="137" meta:word-count="1103" meta:character-count="6782" meta:non-whitespace-character-count="5263"/>
  </office:meta>
</office:document-meta>
</file>